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3E7378B01FB6C56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0.5403in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Heading_20_3">
      <style:text-properties fo:font-style="normal" officeooo:paragraph-rsid="002ba420" style:font-style-asian="normal" style:font-style-complex="normal"/>
    </style:style>
    <style:style style:name="P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T2" style:family="text">
      <style:text-properties officeooo:rsid="002d2ee4"/>
    </style:style>
    <style:style style:name="T3" style:family="text">
      <style:text-properties officeooo:rsid="002e7b3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7b39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7b39" style:font-style-asian="italic" style:font-style-complex="italic"/>
    </style:style>
    <style:style style:name="T8" style:family="text">
      <style:text-properties officeooo:rsid="0030439f"/>
    </style:style>
    <style:style style:name="T9" style:family="text">
      <style:text-properties officeooo:rsid="0031729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docs-internal-guid-446b3d1a-7fff-4141-bc1d-6e714c452d2f"/>У<text:span text:style-name="T9">НИВЕРСАЛЬНОЕ СНАРЯЖЕНИЕ </text:span>(выбери 3)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3" draw:name="Image1" text:anchor-type="as-char" svg:width="7.4173in" svg:height="0.0799in" draw:z-index="1"><draw:image xlink:href="Pictures/10000201000004B5000000185475A9DE6FC40BA7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h text:style-name="P7" text:outline-level="3">Веревка и крюк, +3 ЛОВ, когда взбираешься</text:h>
            <text:p text:style-name="P2">Стандартная кошка. Включает верёвку длиной 15 метров и металлический крюк.</text:p>
          </table:table-cell>
        </table:table-row>
        <table:table-row>
          <table:table-cell table:style-name="Table1.A3" office:value-type="string">
            <text:h text:style-name="P7" text:outline-level="3">Книга заклинаний, <text:span text:style-name="T3">к</text:span>ость <text:span text:style-name="T6">магического</text:span> <text:span text:style-name="T6">усилия</text:span> взрывается</text:h>
            <text:p text:style-name="P2">Эта книга обучит вас безграничной мощи. Каждый раз, когда на <text:span text:style-name="T5">D8</text:span> магического усилия выпадает чистая <text:span text:style-name="T4">8 -</text:span> бросай снова. Количество таких бросков неограниченно.</text:p>
          </table:table-cell>
        </table:table-row>
        <table:table-row>
          <table:table-cell table:style-name="Table1.A1" office:value-type="string">
            <text:h text:style-name="P7" text:outline-level="3">Обычный щит, +2 брони</text:h>
            <text:p text:style-name="P2">Он занимает руку, весит целую тонну и издаёт много шума, но он точно пригодится в битве. Обычный щит может принять на себя половину урона, после чего разрушается.</text:p>
          </table:table-cell>
        </table:table-row>
        <table:table-row>
          <table:table-cell table:style-name="Table1.A3" office:value-type="string">
            <text:h text:style-name="P7" text:outline-level="3">Припасы, Еда, огниво, 3 факела</text:h>
            <text:p text:style-name="P2">Собрались в дальнюю дорогу? Без этого набора не обойтись. Когда отправляетесь в поход, мастер сделает бросок стоимости путешествия - такое количество припасов нужно будет взять с собой. Средняя цена - 10 монет.</text:p>
          </table:table-cell>
        </table:table-row>
        <table:table-row>
          <table:table-cell table:style-name="Table1.A1" office:value-type="string">
            <text:h text:style-name="P7" text:outline-level="3">Снаряжение горняка: фонарь, кирка, клин</text:h>
            <text:p text:style-name="P2">Снаряжение для рытья земли и копания тоннелей.</text:p>
          </table:table-cell>
        </table:table-row>
        <table:table-row>
          <table:table-cell table:style-name="Table1.A3" office:value-type="string">
            <text:h text:style-name="P7" text:outline-level="3">Инструменты (1 тип), +3 к <text:span text:style-name="T7">п</text:span><text:span text:style-name="T6">опыткам</text:span> при работе с помощью этих инструментов</text:h>
            <text:p text:style-name="P2"><text:span text:style-name="T3">Это может быть н</text:span>абор отмычек, инструменты кузнеца, столяра, медика или другого специалиста. Добавь +3 к <text:span text:style-name="T3">п</text:span>опыткам, когда работаешь с этими инструментами. <text:span text:style-name="T7">У</text:span><text:span text:style-name="T6">сили</text:span><text:span text:style-name="T7">е</text:span> будет зависеть от ситуации.</text:p>
          </table:table-cell>
        </table:table-row>
        <table:table-row>
          <table:table-cell table:style-name="Table1.A1" office:value-type="string">
            <text:h text:style-name="P7" text:outline-level="3">Снаряжение охотника: ловушка, снасти, палатка</text:h>
            <text:p text:style-name="P2">Блуждаете ли вы в дикой природе, высаживаетесь на странную планету или застряли черт знает где - эти вещи очень важны.</text:p>
          </table:table-cell>
        </table:table-row>
        <table:table-row>
          <table:table-cell table:style-name="Table1.A3" office:value-type="string">
            <text:h text:style-name="P7" text:outline-level="3">50 монет</text:h>
            <text:p text:style-name="P2">Ракушки, кредиты, золото, хрустящие банкноты… неважно. Можешь потратить их где угодно.</text:p>
          </table:table-cell>
        </table:table-row>
        <table:table-row>
          <table:table-cell table:style-name="Table1.A1" office:value-type="string">
            <text:h text:style-name="P7" text:outline-level="3">Обычная броня, +1 брони</text:h>
            <text:p text:style-name="P2">Немного больше брони никогда не повредит. Трофеями можно набрать не больше, чем +10 к броне. Бонусы, <text:span text:style-name="T3">вложенные</text:span> на старте, не в счёт.</text:p>
          </table:table-cell>
        </table:table-row>
        <table:table-row>
          <table:table-cell table:style-name="Table1.A3" office:value-type="string">
            <text:h text:style-name="P7" text:outline-level="3">Музыкальный инструмент, +3 ХАР при выступлении</text:h>
            <text:p text:style-name="P2">Когда ты берёшься за него — люди замирают и слушают. <text:span text:style-name="T2">Твоя лютня/синтезатор/барабан/горн напоминает остальным смысл словосочетания «быть крутым».</text:span></text:p>
          </table:table-cell>
        </table:table-row>
      </table:table>
      <text:p text:style-name="P4"/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0" draw:display-name="20" xlink:href="Pictures/10000201000004FB000006733E7378B01FB6C56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E7378B01FB6C5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ТАРТОВОЕ СНАРЯЖ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30:24.402436756</dc:date>
    <meta:editing-duration>PT43M50S</meta:editing-duration>
    <meta:editing-cycles>11</meta:editing-cycles>
    <meta:generator>LibreOffice/6.1.0.3$Linux_X86_64 LibreOffice_project/10$Build-3</meta:generator>
    <meta:document-statistic meta:table-count="1" meta:image-count="3" meta:object-count="0" meta:page-count="1" meta:paragraph-count="23" meta:word-count="257" meta:character-count="1754" meta:non-whitespace-character-count="1513"/>
  </office:meta>
</office:document-meta>
</file>